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bd6e9"/>
    </style:style>
    <style:style style:name="P2" style:family="paragraph" style:parent-style-name="Standard">
      <style:paragraph-properties fo:text-align="justify" style:justify-single-word="false"/>
      <style:text-properties officeooo:paragraph-rsid="001cd2be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bd6e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1bd6e9" style:font-weight-asian="bold" style:font-weight-complex="bold"/>
    </style:style>
    <style:style style:name="P5" style:family="paragraph" style:parent-style-name="Standard">
      <style:text-properties officeooo:paragraph-rsid="001bd6e9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officeooo:paragraph-rsid="001c5748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fo:font-weight="bold" officeooo:paragraph-rsid="001c9038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fo:font-weight="bold" officeooo:paragraph-rsid="001e0085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italic" officeooo:paragraph-rsid="001cd2be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209ae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23df70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249aee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57b30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68952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8563b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a1646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b3227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paragraph-rsid="001c5748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1f3cf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224f0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7b30" officeooo:paragraph-rsid="002a164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1646" officeooo:paragraph-rsid="002a164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257b30" officeooo:paragraph-rsid="002b4157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T1" style:family="text">
      <style:text-properties officeooo:rsid="001bd6e9"/>
    </style:style>
    <style:style style:name="T2" style:family="text">
      <style:text-properties officeooo:rsid="001c5748"/>
    </style:style>
    <style:style style:name="T3" style:family="text">
      <style:text-properties fo:font-weight="bold" officeooo:rsid="001c5748" style:font-weight-asian="bold" style:font-weight-complex="bold"/>
    </style:style>
    <style:style style:name="T4" style:family="text">
      <style:text-properties officeooo:rsid="001c9038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c574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cd2b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3df7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49aee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e008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4cb4c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57b3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6895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7f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officeooo:rsid="001cd2be" style:font-style-asian="normal" style:font-weight-asian="bold" style:font-style-complex="normal" style:font-weight-complex="bold"/>
    </style:style>
    <style:style style:name="T16" style:family="text">
      <style:text-properties officeooo:rsid="001cd2be"/>
    </style:style>
    <style:style style:name="T17" style:family="text">
      <style:text-properties officeooo:rsid="001e0085"/>
    </style:style>
    <style:style style:name="T18" style:family="text">
      <style:text-properties officeooo:rsid="00209aed"/>
    </style:style>
    <style:style style:name="T19" style:family="text">
      <style:text-properties officeooo:rsid="00224f07"/>
    </style:style>
    <style:style style:name="T20" style:family="text">
      <style:text-properties fo:font-style="italic" officeooo:rsid="001e0085" style:font-style-asian="italic" style:font-style-complex="italic"/>
    </style:style>
    <style:style style:name="T21" style:family="text">
      <style:text-properties fo:font-style="italic" officeooo:rsid="00209aed" style:font-style-asian="italic" style:font-style-complex="italic"/>
    </style:style>
    <style:style style:name="T22" style:family="text">
      <style:text-properties fo:font-style="italic" officeooo:rsid="00224f07" style:font-style-asian="italic" style:font-style-complex="italic"/>
    </style:style>
    <style:style style:name="T23" style:family="text">
      <style:text-properties fo:font-weight="normal" officeooo:rsid="00277f71" style:font-weight-asian="normal" style:font-weight-complex="normal"/>
    </style:style>
    <style:style style:name="T24" style:family="text">
      <style:text-properties officeooo:rsid="00277f71"/>
    </style:style>
    <style:style style:name="T25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Xibelly Eliseth Mosquera Escobar </text:p>
      <text:p text:style-name="P5">CC 1035428318 </text:p>
      <text:p text:style-name="P3">Solución <text:span text:style-name="T1">Tarea 4</text:span></text:p>
      <text:p text:style-name="P3"/>
      <text:p text:style-name="P3"/>
      <text:p text:style-name="P4">Diseño y análisis de requisitos </text:p>
      <text:p text:style-name="P1">De manera general se abordará el diseño de sofware necesario para llevar a cabo la solución de los </text:p>
      <text:p text:style-name="P1">problemas planteados. Para cada punto podemos establecer las necesidades y los requisitos. </text:p>
      <text:p text:style-name="P1"/>
      <text:p text:style-name="P6">Punto 1) </text:p>
      <text:p text:style-name="P18"><text:span text:style-name="T2">-En primer lugar necesitamos muestrear la función -f(x) = x*sin(x)- para luego interpolarla en puntos igualmente espaciados con frecuencia de 0.01. Para la interpolación haremos uso de los diferentes tipos de interpolación establecidos en GSL, creando una función para cada <text:s/>caso e imprimiendo en disco los resultados obtenidos.</text:span></text:p>
      <text:p text:style-name="P18"/>
      <text:p text:style-name="P18"><text:span text:style-name="T2"><text:s/>-Para calcular la diferencia cuadrática media (</text:span><text:span text:style-name="T3">dms</text:span><text:span text:style-name="T2">), necesitamos comparar los datos que corresponden al muestreo de la función original con los datos interpolados. Para ello cargamos los datos interpolados y generamos un nuevo muestreo de la función con igual número de puntos que tienen los datos interpolados, talque por <text:s/>medio de una función diseñada para calcular la diferencia cuadrática se pasen dicho conjunto de datos y se retorne el valor que corresponde a la diferencia cuadrática entre estos. Dicho valor de la dms será impreso en pantalla talque el usuario pueda observar directamente que método entregar el menor dms y concluya cual es el mejor.</text:span></text:p>
      <text:p text:style-name="P18"/>
      <text:p text:style-name="P18">-<text:span text:style-name="T2">A modo de prueba se realizan gráficas que ilustran la diferencia entre el primer muestreo y los diferentes métodos de interpolación, además se realizan gráficas individuales del segundo muestreo con cada uno de los métodos usados para interpolar.</text:span></text:p>
      <text:p text:style-name="P18"/>
      <text:p text:style-name="P7">Punto <text:span text:style-name="T4">2</text:span>) </text:p>
      <text:p text:style-name="P2"><text:span text:style-name="T6">-Necesitamos generar 1000 números aleatorios uniformemente distribuidos entre el valor mínimo y máximo -</text:span><text:span text:style-name="T15">xmin</text:span><text:span text:style-name="T7"> y </text:span><text:span text:style-name="T15">xmax</text:span><text:span text:style-name="T6">- de la función interpolada que presenta el menor dms. Para <text:s/></text:span><text:span text:style-name="T7">ello cargamos los datos interpolados que cumplen con la característica señalada, por medio de una estructura de datos y hacemos uso de “</text:span><text:span text:style-name="T15">gsl_sort_index</text:span><text:span text:style-name="T7">” para ordenar de manera creciente los datos y extraer los valores de xmin y xmax. Luego</text:span><text:span text:style-name="T6"> hacemos uso de las diferentes <text:s/>tipos de generación de números aleatorios disponibles en GSL, </text:span><text:span text:style-name="T7">creando una función para cada caso e imprimimos en disco aquellos números <text:s/>que se encuentren en el rango de</text:span><text:span text:style-name="T15"> xmin</text:span><text:span text:style-name="T7"> y </text:span><text:span text:style-name="T15">xmax.</text:span></text:p>
      <text:p text:style-name="P9"/>
      <text:p text:style-name="P8"><text:span text:style-name="T16">Punto 3) </text:span></text:p>
      <text:p text:style-name="P19">-<text:span text:style-name="T17">Necesitamos integrar la función original entre (0,2 *M_PI) por medio de cuadraturas adaptativas usando <text:s/>Gauss-Konrod. Para ello cargamos de nuevo los datos interpolados que presenten el menor dms, esto se hace a través de una estructura de datos y luego usamos la librería de integración disponible en GSL “</text:span><text:span text:style-name="T20">gsl_integration</text:span><text:span text:style-name="T17">” donde se usa especificamente -</text:span><text:span text:style-name="T20">gsl_integration_qags</text:span><text:span text:style-name="T17">-. A manera de prueba se compara el valor análitico de la integración <text:s/>con el valor numérico obtenido y se calcula el error entre estos.</text:span></text:p>
      <text:p text:style-name="P19"/>
      <text:p text:style-name="P10"><text:span text:style-name="T16">Punto 4) </text:span></text:p>
      <text:p text:style-name="P20">-<text:span text:style-name="T18">Necesitamos cargar de nuevo los datos interpolados con el menor valor de dms y se les suma un ruido gaussiano. Luego debemos ajustar este nuevo conjunto de datos con la siguiente función g(x) = a*x+sin(b*x). Para llevar a cabo este punto se diseña una programa que carga los datos interpolados y se les suma un ruido gaussiano, haciendo uso de la siguiente función definida en GSL “gsl_randist” </text:span><text:soft-page-break/><text:span text:style-name="T18">más precisamente <text:s/>-</text:span><text:span text:style-name="T21">gsl_ran_poisson-, </text:span><text:span text:style-name="T19">luego se imprime en disco. Posteriormente para el ajuste se crea un nuevo programa que leerá dicho conjunto de datos y usará “</text:span><text:span text:style-name="T22">gsl_multifit_nlin</text:span><text:span text:style-name="T19">” para efetuar el ajuste no lineal y estimar los valores de</text:span><text:span text:style-name="T22"> a </text:span><text:span text:style-name="T19">y </text:span><text:span text:style-name="T22">b</text:span><text:span text:style-name="T19"> que mejor describen el modelo dado.</text:span></text:p>
      <text:p text:style-name="P20"/>
      <text:p text:style-name="P11"><text:span text:style-name="T16">Punto 5) </text:span></text:p>
      <text:p text:style-name="P12">-<text:span text:style-name="T8">Para calcular la transformada de fourier de la función definida en el punto 1) </text:span><text:span text:style-name="T9">necesitamos hacer un muestreo uniforme de la función en el dominio </text:span><text:span text:style-name="T10"><text:s/>(0,2 *M_PI) </text:span><text:span text:style-name="T9">con frecuencia 1, 0.5 y 0.1 y hacer uso de la libre fftw3. Para tal fin, se </text:span><text:span text:style-name="T11">efectúa el muestreo en cada caso y los datos son almacenados en un estructura talque estos son </text:span><text:span text:style-name="T12">luego </text:span><text:span text:style-name="T11">cargados </text:span><text:span text:style-name="T12">a</text:span><text:span text:style-name="T11"> un vector tipo fftw_complex </text:span><text:span text:style-name="T12">que es pasado</text:span><text:span text:style-name="T11"> directamente a la función que calcula </text:span><text:span text:style-name="T12">la</text:span><text:span text:style-name="T11"> DFT -Discrete Fourier Transform- </text:span><text:span text:style-name="T12">y nos retorna los datos que corresponden al calculo de la transformada de fourier.</text:span></text:p>
      <text:p text:style-name="P12"/>
      <text:p text:style-name="P13"><text:span text:style-name="T12">N</text:span><text:span text:style-name="T5">ota: en ambos caso se imprime en disco, tanto el muestreo como el calculo de la DFT.</text:span></text:p>
      <text:p text:style-name="P12"/>
      <text:p text:style-name="P14"><text:span text:style-name="T5">A manera de prueba se calcula además de IDFT -</text:span><text:span text:style-name="T13">Inverse </text:span><text:span text:style-name="T11">Discrete Fourier Transform</text:span><text:span text:style-name="T5">- </text:span><text:span text:style-name="T13">de los datos obtenidos de hacer la DFT talque se pueda comprobar que en efecto el cálculo de la la transformada este bien realizado. </text:span><text:span text:style-name="T14">Para ello se realizan gráficas comparativas entre el muestreo y la IDFT y gráficas correspondientes al calculo de la DFT.</text:span></text:p>
      <text:p text:style-name="P14"/>
      <text:p text:style-name="P15"><text:span text:style-name="T24">Respuesta</text:span></text:p>
      <text:p text:style-name="P15"/>
      <text:p text:style-name="P16"><text:span text:style-name="T16">Punto 1)</text:span></text:p>
      <text:p text:style-name="P16"/>
      <text:p text:style-name="P21"><text:span text:style-name="T16">THE DIFERENCE MEAN SQUARE OF inter_lineal.dat IS: 0.320424</text:span></text:p>
      <text:p text:style-name="P21"/>
      <text:p text:style-name="P22">THE DIFERENCE MEAN SQUARE OF inter_poly.dat IS: 0.334178</text:p>
      <text:p text:style-name="P22"/>
      <text:p text:style-name="P22">THE DIFERENCE MEAN SQUARE OF inter_cspline.dat IS: 0.332490</text:p>
      <text:p text:style-name="P22"/>
      <text:p text:style-name="P23">THE DIFERENCE MEAN SQUARE OF inter_cspline_per.dat IS: 0.321951</text:p>
      <text:p text:style-name="P23"/>
      <text:p text:style-name="P23">THE DIFERENCE MEAN SQUARE OF inter_akima.dat IS: 0.334841</text:p>
      <text:p text:style-name="P23"/>
      <text:p text:style-name="P23">THE DIFERENCE MEAN SQUARE OF inter_akima_per.dat IS: <text:span text:style-name="T25">0.317622</text:span></text:p>
      <text:p text:style-name="P23"/>
      <text:p text:style-name="P17"><text:span text:style-name="T16">Punto 3)</text:span></text:p>
      <text:p text:style-name="P17"/>
      <text:p text:style-name="P25">result <text:s text:c="9"/>= -11.685656529851810248</text:p>
      <text:p text:style-name="P25">exact result <text:s text:c="3"/>= -6.283199999999999896</text:p>
      <text:p text:style-name="P25">estimated error = <text:s/>0.000000000000129737</text:p>
      <text:p text:style-name="P25">actual error <text:s text:c="3"/>= -5.402456529851810352</text:p>
      <text:p text:style-name="P25">intervals <text:s text:c="6"/>= 1</text:p>
      <text:p text:style-name="P25"/>
      <text:p text:style-name="P24"><text:span text:style-name="T16">Punto 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42:32.918657210</meta:creation-date>
    <dc:date>2016-10-24T22:09:01.171774565</dc:date>
    <meta:editing-duration>PT1H23M48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2" meta:paragraph-count="35" meta:word-count="780" meta:character-count="4925" meta:non-whitespace-character-count="4123"/>
  </office:meta>
</office:document-meta>
</file>